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Helvetica Neue', sans-serif"/>
  </office:font-face-decls>
  <office:automatic-styles>
    <style:style style:name="P1" style:family="paragraph" style:parent-style-name="Standard">
      <style:text-properties fo:font-size="22pt" officeooo:rsid="001e8f34" officeooo:paragraph-rsid="001e8f34" style:font-size-asian="22pt" style:font-size-complex="22pt"/>
    </style:style>
    <style:style style:name="P2" style:family="paragraph" style:parent-style-name="Standard">
      <style:paragraph-properties>
        <style:tab-stops/>
      </style:paragraph-properties>
      <style:text-properties fo:font-size="22pt" officeooo:paragraph-rsid="001f2add" style:font-size-asian="22pt" style:font-size-complex="22pt"/>
    </style:style>
    <style:style style:name="P3" style:family="paragraph" style:parent-style-name="Standard">
      <style:paragraph-properties>
        <style:tab-stops/>
      </style:paragraph-properties>
      <style:text-properties fo:font-size="22pt" officeooo:rsid="001fde27" officeooo:paragraph-rsid="001fde27" style:font-size-asian="22pt" style:font-size-complex="22pt"/>
    </style:style>
    <style:style style:name="P4" style:family="paragraph" style:parent-style-name="Standard">
      <style:paragraph-properties>
        <style:tab-stops/>
      </style:paragraph-properties>
      <style:text-properties fo:font-size="22pt" officeooo:rsid="00219ad6" officeooo:paragraph-rsid="00219ad6" style:font-size-asian="22pt" style:font-size-complex="22pt"/>
    </style:style>
    <style:style style:name="T1" style:family="text">
      <style:text-properties officeooo:rsid="001f2add"/>
    </style:style>
    <style:style style:name="T2" style:family="text">
      <style:text-properties officeooo:rsid="001fde27"/>
    </style:style>
    <style:style style:name="T3" style:family="text">
      <style:text-properties fo:font-variant="normal" fo:text-transform="none" fo:color="#000000" loext:opacity="100%" style:font-name="Liberation Serif" fo:letter-spacing="normal" fo:font-style="normal" fo:font-weight="normal"/>
    </style:style>
    <style:style style:name="T4" style:family="text">
      <style:text-properties fo:font-variant="normal" fo:text-transform="none" fo:color="#000000" loext:opacity="100%" style:font-name="Liberation Serif" fo:letter-spacing="normal" fo:font-style="normal" fo:font-weight="normal" officeooo:rsid="001fde27"/>
    </style:style>
    <style:style style:name="T5" style:family="text">
      <style:text-properties fo:font-variant="normal" fo:text-transform="none" fo:color="#000000" loext:opacity="100%" style:font-name="Liberation Serif" fo:letter-spacing="normal" fo:font-style="normal" fo:font-weight="normal" officeooo:rsid="00219ad6"/>
    </style:style>
    <style:style style:name="T6" style:family="text">
      <style:text-properties fo:font-variant="normal" fo:text-transform="none" fo:color="#000000" loext:opacity="100%" style:font-name="Liberation Serif" fo:font-size="26pt" fo:letter-spacing="normal" fo:font-style="normal" fo:font-weight="normal" officeooo:rsid="001e8f34" style:font-size-asian="26pt" style:font-size-complex="2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6">Debate English</text:span></text:p>
      <text:p text:style-name="P1"/>
      <text:p text:style-name="P1">We think that the disabled people cannot do sport, because its problably that a disabled people do an accident during a sport session compared to a normal people.</text:p>
      <text:p text:style-name="P1">There are a lots of descriminations in the sport’s world because disabled people haven’t the possibility to compete against normal people and there are a lot of prejudice toward the disabled peolple and a lot of pe<text:span text:style-name="T1">ople think that the disabled people mustn’t do sport. Recently, in the 1960, in Rome were created the competitions of the paralympics and we think that this is wrong because the tradition is only onethat is to say the olympics where disabled people can’t <text:s/>compete. </text:span></text:p>
      <text:p text:style-name="P2"><text:span text:style-name="T1">We fo</text:span><text:span text:style-name="T2">u</text:span><text:span text:style-name="T1">nd </text:span><text:span text:style-name="T2">the story of an athlete disabled </text:span><text:span text:style-name="T4">who has not been allowed to compete against other normal athletes because he has a prostheses made of carbon fiber that would make it easier win.</text:span></text:p>
      <text:p text:style-name="P3"><text:span text:style-name="T3">We think that this thing </text:span><text:span text:style-name="T5">is correct, what do you think about this?</text:span></text:p>
      <text:p text:style-name="P4"><text:span text:style-name="T3">We found another article that spoke about disbled persons who were not allowed to enter the gym because the space are very little to enter. What do you think about?</text:span></text:p>
      <text:p text:style-name="P4"><text:span text:style-name="T3">The modern structures aren’t equipped for the disabled persons <text:s/>and it is not possible to rebuild them all because they would be excessive costs.</text:span></text:p>
      <text:p text:style-name="P4"><text:soft-page-break/><text:span text:style-name="T3">Dibattito inglese</text:span></text:p>
      <text:p text:style-name="P4"><text:span text:style-name="T3"/></text:p>
      <text:p text:style-name="P4"><text:span text:style-name="T3">Pensiamo che le persone disabili non possono fare sport, perché la sua problably che le persone disabili fanno un incidente durante una sessione sportiva rispetto ad una gente normale.</text:span></text:p>
      <text:p text:style-name="P4"><text:span text:style-name="T3">Ci sono un sacco di descrizioni nel mondo dello sport perché le persone disabili non hanno la possibilità di competere contro le persone normali e ci sono un sacco di pregiudizi verso le persone disabili e un sacco di gente pensa che i disabili non devono fare sport. Recentemente, nel 1960, a Roma sono state create le competizioni dei Giochi Olimpici e pensiamo che questo sia sbagliato perché la tradizione è solo una voltache è quello di dire le Olimpiadi in cui i disabili non possono competere. </text:span></text:p>
      <text:p text:style-name="P4"><text:span text:style-name="T3">Abbiamo trovato la storia di un atleta disabile a cui non è stato permesso di competere contro altri atleti normali perché ha una protesi in fibra di carbonio che renderebbe più facile la vittoria.</text:span></text:p>
      <text:p text:style-name="P4"><text:span text:style-name="T3">Pensiamo che questa cosa sia corretta, cosa ne pensi?</text:span></text:p>
      <text:p text:style-name="P4"><text:span text:style-name="T3">Abbiamo trovato un altro articolo che parlava di persone Disbled che non sono stati autorizzati ad entrare in palestra perché lo spazio sono molto poco per entrare. A che cosa pensi?</text:span></text:p>
      <text:p text:style-name="P4"><text:span text:style-name="T3">Le moderne strutture non sono attrezzate per le persone disabili e non è possibile ricostruirle tutte perché sarebbero costi eccessiv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3T11:09:05.063000000</meta:creation-date>
    <dc:date>2022-03-23T13:11:29.552000000</dc:date>
    <meta:editing-duration>PT20M15S</meta:editing-duration>
    <meta:editing-cycles>2</meta:editing-cycles>
    <meta:generator>LibreOffice/7.2.5.2$Windows_X86_64 LibreOffice_project/499f9727c189e6ef3471021d6132d4c694f357e5</meta:generator>
    <meta:document-statistic meta:table-count="0" meta:image-count="0" meta:object-count="0" meta:page-count="2" meta:paragraph-count="14" meta:word-count="424" meta:character-count="2486" meta:non-whitespace-character-count="2072"/>
  </office:meta>
</office:document-meta>
</file>